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1.99pt"/>
    </style:style>
    <style:style style:name="co2" style:family="table-column">
      <style:table-column-properties fo:break-before="auto" style:column-width="319.01pt"/>
    </style:style>
    <style:style style:name="co3" style:family="table-column">
      <style:table-column-properties fo:break-before="auto" style:column-width="15pt"/>
    </style:style>
    <style:style style:name="co4" style:family="table-column">
      <style:table-column-properties fo:break-before="auto" style:column-width="25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2.79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1" table:default-cell-style-name="ce2"/>
        <table:table-column table:style-name="co4" table:number-columns-repeated="14" table:default-cell-style-name="ce2"/>
        <table:table-column table:style-name="co5" table:number-columns-repeated="230" table:default-cell-style-name="ce2"/>
        <table:table-row table:style-name="ro1">
          <table:table-cell table:style-name="ce1" office:value-type="string" calcext:value-type="string">
            <text:p>Seq1</text:p>
          </table:table-cell>
          <table:table-cell table:style-name="ce1" office:value-type="string" calcext:value-type="string">
            <text:p>Seq2</text:p>
          </table:table-cell>
          <table:table-cell table:style-name="ce4" office:value-type="string" calcext:value-type="string" table:number-columns-spanned="25" table:number-rows-spanned="1">
            <text:p>Alignment</text:p>
          </table:table-cell>
          <table:covered-table-cell table:number-columns-repeated="24" table:style-name="ce5"/>
          <table:table-cell table:number-columns-repeated="230"/>
        </table:table-row>
        <table:table-row table:style-name="ro1">
          <table:table-cell office:value-type="string" calcext:value-type="string">
            <text:p>UGGAACUCACUGGAAAGUGAC</text:p>
          </table:table-cell>
          <table:table-cell office:value-type="string" calcext:value-type="string">
            <text:p>ACCUUUAGGGACCGUUACACUA</text:p>
          </table:table-cell>
          <table:table-cell table:style-name="ce1" office:value-type="string" calcext:value-type="string">
            <text:p>U</text:p>
          </table:table-cell>
          <table:table-cell table:number-columns-repeated="2" table:style-name="ce1" office:value-type="string" calcext:value-type="string">
            <text:p>G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</text:p>
          </table:table-cell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33"/>
        </table:table-row>
        <table:table-row table:style-name="ro1">
          <table:table-cell table:number-columns-repeated="2"/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U</text:p>
          </table:table-cell>
          <table:table-cell table:style-name="ce1" office:value-type="string" calcext:value-type="string">
            <text:p>A</text:p>
          </table:table-cell>
          <table:table-cell table:number-columns-repeated="3"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number-columns-repeated="2" table:style-name="ce1" office:value-type="string" calcext:value-type="string">
            <text:p>U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A</text:p>
          </table:table-cell>
          <table:table-cell table:number-columns-repeated="233"/>
        </table:table-row>
        <table:table-row table:style-name="ro1">
          <table:table-cell table:style-name="ce3" office:value-type="string" calcext:value-type="string">
            <text:p>AGGACUUUUUUGAUUAAGUGGU</text:p>
          </table:table-cell>
          <table:table-cell table:style-name="ce3" office:value-type="string" calcext:value-type="string">
            <text:p>ACCUUUAGGGACCGUUACACUA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U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U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U</text:p>
          </table:table-cell>
          <table:table-cell table:number-columns-repeated="2" table:style-name="ce1"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table:number-columns-repeated="23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A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U</text:p>
          </table:table-cell>
          <table:table-cell table:style-name="ce1" office:value-type="string" calcext:value-type="string">
            <text:p>A</text:p>
          </table:table-cell>
          <table:table-cell table:number-columns-repeated="3"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G</text:p>
          </table:table-cell>
          <table:table-cell table:number-columns-repeated="2" table:style-name="ce1" office:value-type="string" calcext:value-type="string">
            <text:p>U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GCCUUGAUAAUACUUGAC</text:p>
          </table:table-cell>
          <table:table-cell office:value-type="string" calcext:value-type="string">
            <text:p>UUCAAGUAAUCCAGGAUAGGC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AAAAUUGUAUCAAAUGUGAC</text:p>
          </table:table-cell>
          <table:table-cell office:value-type="string" calcext:value-type="string">
            <text:p>AUCACAUUGCCAGGGAUUUC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GAAUCAUUUUAAUGUGAC</text:p>
          </table:table-cell>
          <table:table-cell office:value-type="string" calcext:value-type="string">
            <text:p>AUCACAUUGCCAGGGAUUUC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CAAUUCCAGUAAAUGUGAA</text:p>
          </table:table-cell>
          <table:table-cell office:value-type="string" calcext:value-type="string">
            <text:p>AUCACAUUGCCAGGGAUUUC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AGCCCAAGCCGGUGAGAAUGUGAA</text:p>
          </table:table-cell>
          <table:table-cell office:value-type="string" calcext:value-type="string">
            <text:p>AUCACAUUGCCAGGGAUUUC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AGAGUUGAUGCUUAAUGUGAU</text:p>
          </table:table-cell>
          <table:table-cell office:value-type="string" calcext:value-type="string">
            <text:p>AUCACAUUGCCAGGGAUUUC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AAAAUUAAAUGGCUUUUAAAAAUGUGAU</text:p>
          </table:table-cell>
          <table:table-cell office:value-type="string" calcext:value-type="string">
            <text:p>AUCACAUUGCCAGGGAUUUC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GGAGGCCGUGGCGGAACUGAG</text:p>
          </table:table-cell>
          <table:table-cell office:value-type="string" calcext:value-type="string">
            <text:p>AUCACAUUGCCAGGGAUUUC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GACUUUUUUGAUUAAGUGGU</text:p>
          </table:table-cell>
          <table:table-cell office:value-type="string" calcext:value-type="string">
            <text:p>AUCACAUUGCCAGGGAUUUC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GAGAUUUCUUUUUUAUGUGAU</text:p>
          </table:table-cell>
          <table:table-cell office:value-type="string" calcext:value-type="string">
            <text:p>AUCACAUUGCCAGGGAUUUC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CCUGGCUUUAAUGUGA</text:p>
          </table:table-cell>
          <table:table-cell office:value-type="string" calcext:value-type="string">
            <text:p>AUCACAUUGCCAGGGAUUUC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AAGUUCAUACCUAAGUACUGUA</text:p>
          </table:table-cell>
          <table:table-cell office:value-type="string" calcext:value-type="string">
            <text:p>UACAGUACUGUGAUAACUGA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CUCUGUUAUGUACUGUA</text:p>
          </table:table-cell>
          <table:table-cell office:value-type="string" calcext:value-type="string">
            <text:p>UACAGUACUGUGAUAACUGA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UACAGUACAGUACUGAA</text:p>
          </table:table-cell>
          <table:table-cell office:value-type="string" calcext:value-type="string">
            <text:p>UACAGUACUGUGAUAACUGA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GUCAUUUAAUUACUUAAGCC</text:p>
          </table:table-cell>
          <table:table-cell office:value-type="string" calcext:value-type="string">
            <text:p>UACAGUACUGUGAUAACUGA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GUCACUGACAUUUAAUGGUACUGU</text:p>
          </table:table-cell>
          <table:table-cell office:value-type="string" calcext:value-type="string">
            <text:p>UACAGUACUGUGAUAACUGA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UCAGGAACCUCGAGUACUGUG</text:p>
          </table:table-cell>
          <table:table-cell office:value-type="string" calcext:value-type="string">
            <text:p>UACAGUACUGUGAUAACUGA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CUGAAUUUGCAAAGUACUGUA</text:p>
          </table:table-cell>
          <table:table-cell office:value-type="string" calcext:value-type="string">
            <text:p>UACAGUACUGUGAUAACUGA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CACAUCCUACCCCUUUGCACU</text:p>
          </table:table-cell>
          <table:table-cell office:value-type="string" calcext:value-type="string">
            <text:p>UGUGCAAAUCUAUGCAAAAC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GAAUUUUGCAGUUUUGCACA</text:p>
          </table:table-cell>
          <table:table-cell office:value-type="string" calcext:value-type="string">
            <text:p>UGUGCAAAUCUAUGCAAAAC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CGGCCGCCUGCGGCACUGCCU</text:p>
          </table:table-cell>
          <table:table-cell office:value-type="string" calcext:value-type="string">
            <text:p>UGGCAGUGUCUUAGCUGGUU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AAGAAGCAUGCACUGCCU</text:p>
          </table:table-cell>
          <table:table-cell office:value-type="string" calcext:value-type="string">
            <text:p>UGGCAGUGUCUUAGCUGGUU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UUCUGGGGAAAGACACUGCCU</text:p>
          </table:table-cell>
          <table:table-cell office:value-type="string" calcext:value-type="string">
            <text:p>UGGCAGUGUCUUAGCUGGUU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AGCCUGAGCGUCCACUGCCA</text:p>
          </table:table-cell>
          <table:table-cell office:value-type="string" calcext:value-type="string">
            <text:p>UGGCAGUGUCUUAGCUGGUU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AAUUAAUUUGUAAACACUGCCA</text:p>
          </table:table-cell>
          <table:table-cell office:value-type="string" calcext:value-type="string">
            <text:p>UGGCAGUGUCUUAGCUGGUU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CGAUACAGAAACCACGCUGCCG</text:p>
          </table:table-cell>
          <table:table-cell office:value-type="string" calcext:value-type="string">
            <text:p>UGGCAGUGUCUUAGCUGGUU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CGAAUCAGCUAUUUACUGCCA</text:p>
          </table:table-cell>
          <table:table-cell office:value-type="string" calcext:value-type="string">
            <text:p>UGGCAGUGUCUUAGCUGGUU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AACUGGACAGUCACUGCCA</text:p>
          </table:table-cell>
          <table:table-cell office:value-type="string" calcext:value-type="string">
            <text:p>UGGCAGUGUCUUAGCUGGUU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GUACUAAUUCUUACACUGCCU</text:p>
          </table:table-cell>
          <table:table-cell office:value-type="string" calcext:value-type="string">
            <text:p>UGGCAGUGUCUUAGCUGGUU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ACCCAGCUAGGACCAUUACUGCCA</text:p>
          </table:table-cell>
          <table:table-cell office:value-type="string" calcext:value-type="string">
            <text:p>UGGCAGUGUCUUAGCUGGUU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AUGAGGAGGACAACACUGCCU</text:p>
          </table:table-cell>
          <table:table-cell office:value-type="string" calcext:value-type="string">
            <text:p>UGGCAGUGUCUUAGCUGGUU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CAGUGCCACUUAACAUUCCU</text:p>
          </table:table-cell>
          <table:table-cell office:value-type="string" calcext:value-type="string">
            <text:p>UGGAAUGUAAAGAAGUAUGU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GCACAUUCCU</text:p>
          </table:table-cell>
          <table:table-cell office:value-type="string" calcext:value-type="string">
            <text:p>UGGAAUGUAAAGAAGUAUGU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AUUCCG</text:p>
          </table:table-cell>
          <table:table-cell office:value-type="string" calcext:value-type="string">
            <text:p>UGGAAUGUAAAGAAGUAUGU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GGCAUGGUAUUUGAGACAUUCCA</text:p>
          </table:table-cell>
          <table:table-cell office:value-type="string" calcext:value-type="string">
            <text:p>UGGAAUGUAAAGAAGUAUGU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UUUUCCUUUUGCACAUUCCA</text:p>
          </table:table-cell>
          <table:table-cell office:value-type="string" calcext:value-type="string">
            <text:p>UGGAAUGUAAAGAAGUAUGU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ACUAAUUUGUUUGACAUUCCA</text:p>
          </table:table-cell>
          <table:table-cell office:value-type="string" calcext:value-type="string">
            <text:p>UGGAAUGUAAAGAAGUAUGU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GAUUUUCUAAUCACAUUCCU</text:p>
          </table:table-cell>
          <table:table-cell office:value-type="string" calcext:value-type="string">
            <text:p>UGGAAUGUAAAGAAGUAUGU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UCAGCUGCCUGGGCAUUCCU</text:p>
          </table:table-cell>
          <table:table-cell office:value-type="string" calcext:value-type="string">
            <text:p>UGGAAUGUAAAGAAGUAUGU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GCACUGACUUUGAUAUUCCA</text:p>
          </table:table-cell>
          <table:table-cell office:value-type="string" calcext:value-type="string">
            <text:p>UGGAAUGUAAAGAAGUAUGU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AAAAAACAUUUGUACAUUCCU</text:p>
          </table:table-cell>
          <table:table-cell office:value-type="string" calcext:value-type="string">
            <text:p>UGGAAUGUAAAGAAGUAUGU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CUUCAAGACUUUGCAUUUCC</text:p>
          </table:table-cell>
          <table:table-cell office:value-type="string" calcext:value-type="string">
            <text:p>UGGAAUGUAAAGAAGUAUGU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AACCCCCACACCCCCAUUCCG</text:p>
          </table:table-cell>
          <table:table-cell office:value-type="string" calcext:value-type="string">
            <text:p>UGGAAUGUAAAGAAGUAUGU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CCAGGUUUCUGCAUCUUGCACUU</text:p>
          </table:table-cell>
          <table:table-cell office:value-type="string" calcext:value-type="string">
            <text:p>CAGUGCAAUGUUAAAAGGGCA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CCAGUUCUGACAGUGUU</text:p>
          </table:table-cell>
          <table:table-cell office:value-type="string" calcext:value-type="string">
            <text:p>UAACACUGUCUGGUAAAGAUG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AGCCUUGGUUCAUCAGUGUUA</text:p>
          </table:table-cell>
          <table:table-cell office:value-type="string" calcext:value-type="string">
            <text:p>UAACACUGUCUGGUAAAGAUG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GCUGAAGUUCUGAGCC</text:p>
          </table:table-cell>
          <table:table-cell office:value-type="string" calcext:value-type="string">
            <text:p>UGGCUCAGUUCAGCAGGAAC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CUGGCUGAGGAGCUGGGCCA</text:p>
          </table:table-cell>
          <table:table-cell office:value-type="string" calcext:value-type="string">
            <text:p>UGGCUCAGUUCAGCAGGAAC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UUACUGGCUUCUCUUGAGUCA</text:p>
          </table:table-cell>
          <table:table-cell office:value-type="string" calcext:value-type="string">
            <text:p>UGGCUCAGUUCAGCAGGAAC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CUCACAGGCAGCUCUGAGCCG</text:p>
          </table:table-cell>
          <table:table-cell office:value-type="string" calcext:value-type="string">
            <text:p>UGGCUCAGUUCAGCAGGAAC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AGUGUCAGCCGUGGGAAAUGAGCCA</text:p>
          </table:table-cell>
          <table:table-cell office:value-type="string" calcext:value-type="string">
            <text:p>UGGCUCAGUUCAGCAGGAAC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UCUCCAAGACCCCAACUGAGUCC</text:p>
          </table:table-cell>
          <table:table-cell office:value-type="string" calcext:value-type="string">
            <text:p>UGGCUCAGUUCAGCAGGAAC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UUGCCUUUAUCUCUGAGGCU</text:p>
          </table:table-cell>
          <table:table-cell office:value-type="string" calcext:value-type="string">
            <text:p>UGGCUCAGUUCAGCAGGAAC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CCUCGGGUUCAAAGCUGGA</text:p>
          </table:table-cell>
          <table:table-cell office:value-type="string" calcext:value-type="string">
            <text:p>GUCCAGUUUUCCCAGGAAUCCC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CAACUGGAC</text:p>
          </table:table-cell>
          <table:table-cell office:value-type="string" calcext:value-type="string">
            <text:p>GUCCAGUUUUCCCAGGAAUCCC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CAGGAUUUCAUUGACUGAACUGCAC</text:p>
          </table:table-cell>
          <table:table-cell office:value-type="string" calcext:value-type="string">
            <text:p>GUCCAGUUUUCCCAGGAAUCCC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UGUAAACUGCCUCAAAUUGGAC</text:p>
          </table:table-cell>
          <table:table-cell office:value-type="string" calcext:value-type="string">
            <text:p>GUCCAGUUUUCCCAGGAAUCCC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ACAUUGUUGCUGCUA</text:p>
          </table:table-cell>
          <table:table-cell office:value-type="string" calcext:value-type="string">
            <text:p>UAGCAGCACAUAAUGGUUUG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UAUCCAAUCCUGUGCUGCUA</text:p>
          </table:table-cell>
          <table:table-cell office:value-type="string" calcext:value-type="string">
            <text:p>UAGCAGCACAUAAUGGUUUG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CAGGACAUUGCUGUGC</text:p>
          </table:table-cell>
          <table:table-cell office:value-type="string" calcext:value-type="string">
            <text:p>UAGCAGCACAUAAUGGUUUG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AUUUAAGCUGCUGCU</text:p>
          </table:table-cell>
          <table:table-cell office:value-type="string" calcext:value-type="string">
            <text:p>UAGCAGCACGUAAAUAUUGGC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UAUCCAAUCCUGUGCUGCUA</text:p>
          </table:table-cell>
          <table:table-cell office:value-type="string" calcext:value-type="string">
            <text:p>UAGCAGCACGUAAAUAUUGGC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CAAUCCUGUGCUGCUA</text:p>
          </table:table-cell>
          <table:table-cell office:value-type="string" calcext:value-type="string">
            <text:p>UAGCAGCACGUAAAUAUUGGC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AUCCAAUCCUGUGCUGCUA</text:p>
          </table:table-cell>
          <table:table-cell office:value-type="string" calcext:value-type="string">
            <text:p>UAGCAGCACGUAAAUAUUGGC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CGCAGCUCCAUUUUCUUAUUGCGCUGCUAC</text:p>
          </table:table-cell>
          <table:table-cell office:value-type="string" calcext:value-type="string">
            <text:p>UAGCAGCACGUAAAUAUUGGC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CUCUUUCACAUUGUUUGCUGCUAU</text:p>
          </table:table-cell>
          <table:table-cell office:value-type="string" calcext:value-type="string">
            <text:p>UAGCAGCACGUAAAUAUUGGC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CGCCACCUGAGGUGGGGCUGGGGGCUGCUCCCCUAA</text:p>
          </table:table-cell>
          <table:table-cell office:value-type="string" calcext:value-type="string">
            <text:p>UAGCAGCACGUAAAUAUUGGC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AUACCAAAUGCCUGCUGCUACCA</text:p>
          </table:table-cell>
          <table:table-cell office:value-type="string" calcext:value-type="string">
            <text:p>UAGCAGCACGUAAAUAUUGGC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UAAACCAAUUGCUGCUA</text:p>
          </table:table-cell>
          <table:table-cell office:value-type="string" calcext:value-type="string">
            <text:p>UAGCAGCACGUAAAUAUUGGC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AGAUAGCACUGGG</text:p>
          </table:table-cell>
          <table:table-cell office:value-type="string" calcext:value-type="string">
            <text:p>CCCAGUGUUUAGACUAUCUGUU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CUUUGUACUGUGGAAUGUGCU</text:p>
          </table:table-cell>
          <table:table-cell office:value-type="string" calcext:value-type="string">
            <text:p>AGCAGCAUUGUACAGGGCUA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CUUAAGCAUGUGUAAUGCUGGA</text:p>
          </table:table-cell>
          <table:table-cell office:value-type="string" calcext:value-type="string">
            <text:p>AGCAGCAUUGUACAGGGCUA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CCAACAACAUGAAACUGCCUA</text:p>
          </table:table-cell>
          <table:table-cell office:value-type="string" calcext:value-type="string">
            <text:p>UAGGUAGUUUCAUGUUGUUGG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CAACAACAUGAAACUGCCUA</text:p>
          </table:table-cell>
          <table:table-cell office:value-type="string" calcext:value-type="string">
            <text:p>UAGGUAGUUUCAUGUUGUUGG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CCAACAACUGAGACUGCCUA</text:p>
          </table:table-cell>
          <table:table-cell office:value-type="string" calcext:value-type="string">
            <text:p>UAGGUAGUUUCAUGUUGUUGG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CAACAACGUAAACUUCCUA</text:p>
          </table:table-cell>
          <table:table-cell office:value-type="string" calcext:value-type="string">
            <text:p>UAGGUAGUUUCAUGUUGUUGG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GCGUCCAAAAUACUACCUA</text:p>
          </table:table-cell>
          <table:table-cell office:value-type="string" calcext:value-type="string">
            <text:p>UAGGUAGUUUCAUGUUGUUGG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GAGGCACCCCCAAACUACCUA</text:p>
          </table:table-cell>
          <table:table-cell office:value-type="string" calcext:value-type="string">
            <text:p>UAGGUAGUUUCAUGUUGUUGG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GUGAAUCUCACUACUACCUA</text:p>
          </table:table-cell>
          <table:table-cell office:value-type="string" calcext:value-type="string">
            <text:p>UAGGUAGUUUCAUGUUGUUGG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ACUCCCCUAAAACUACCUA</text:p>
          </table:table-cell>
          <table:table-cell office:value-type="string" calcext:value-type="string">
            <text:p>UAGGUAGUUUCAUGUUGUUGG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GCAGGCAGACACGGAUCUGA</text:p>
          </table:table-cell>
          <table:table-cell office:value-type="string" calcext:value-type="string">
            <text:p>UCGGAUCCGUCUGAGCUUGGC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AGUCCAUGAAAUUGUGACACUCCAC</text:p>
          </table:table-cell>
          <table:table-cell office:value-type="string" calcext:value-type="string">
            <text:p>UGGAGUGUGACAAUGGUGUU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GAAAUGGCCAUGUCAUCACCCCU</text:p>
          </table:table-cell>
          <table:table-cell office:value-type="string" calcext:value-type="string">
            <text:p>UGGAGUGUGACAAUGGUGUU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CAGCACCAUUUCACACACACUCCU</text:p>
          </table:table-cell>
          <table:table-cell office:value-type="string" calcext:value-type="string">
            <text:p>UGGAGUGUGACAAUGGUGUU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CAGACUAGAUUGAACACUCCA</text:p>
          </table:table-cell>
          <table:table-cell office:value-type="string" calcext:value-type="string">
            <text:p>UGGAGUGUGACAAUGGUGUU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UGGAAAAGUGGGGACCAG</text:p>
          </table:table-cell>
          <table:table-cell office:value-type="string" calcext:value-type="string">
            <text:p>UUUGGUCCCCUUCAACCAGCU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UGGCAGUUUUCUAAAACUGACAACCAGGUGGGACCAA</text:p>
          </table:table-cell>
          <table:table-cell office:value-type="string" calcext:value-type="string">
            <text:p>UUUGGUCCCCUUCAACCAGCU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AGCCAGGAACAGGGACCAG</text:p>
          </table:table-cell>
          <table:table-cell office:value-type="string" calcext:value-type="string">
            <text:p>UUUGGUCCCCUUCAACCAGCU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UGACAGAAACUGACA</text:p>
          </table:table-cell>
          <table:table-cell office:value-type="string" calcext:value-type="string">
            <text:p>UGUCAGUUUGUCAAAUACCCC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GGGUCAGAUAUCCACUGACC</text:p>
          </table:table-cell>
          <table:table-cell office:value-type="string" calcext:value-type="string">
            <text:p>UGUCAGUUUGUCAAAUACCCC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AGCCCAUCCAUAGUAACUGACA</text:p>
          </table:table-cell>
          <table:table-cell office:value-type="string" calcext:value-type="string">
            <text:p>UGUCAGUUUGUCAAAUACCCC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UGUUCUGAGAACUGACU</text:p>
          </table:table-cell>
          <table:table-cell office:value-type="string" calcext:value-type="string">
            <text:p>UGUCAGUUUGUCAAAUACCCC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AGUUUGGAUUCUUAUGUAGCA</text:p>
          </table:table-cell>
          <table:table-cell office:value-type="string" calcext:value-type="string">
            <text:p>AGCUACAUUGUCUGCUGGGUUU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CUAAAAGCGUUGGAUGUAGCA</text:p>
          </table:table-cell>
          <table:table-cell office:value-type="string" calcext:value-type="string">
            <text:p>AGCUACAUUGUCUGCUGGGUUU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AGUUUUUACCUUUUAUGUAGCA</text:p>
          </table:table-cell>
          <table:table-cell office:value-type="string" calcext:value-type="string">
            <text:p>AGCUACAUUGUCUGCUGGGUUU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UGUUAGAUAGCUGCAUGUGGCU</text:p>
          </table:table-cell>
          <table:table-cell office:value-type="string" calcext:value-type="string">
            <text:p>AGCUACAUUGUCUGCUGGGUUU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UUUAAAAUCAUUUAUGUAGCU</text:p>
          </table:table-cell>
          <table:table-cell office:value-type="string" calcext:value-type="string">
            <text:p>AGCUACAUUGUCUGCUGGGUUU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UAGUUUGGAUUCUUAUGUAGCA</text:p>
          </table:table-cell>
          <table:table-cell office:value-type="string" calcext:value-type="string">
            <text:p>AGCUACAUCUGGCUACU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CUAAAAGCGUUGGAUGUAGCA</text:p>
          </table:table-cell>
          <table:table-cell office:value-type="string" calcext:value-type="string">
            <text:p>AGCUACAUCUGGCUACU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AGUUUUUACCUUUUAUGUAGCA</text:p>
          </table:table-cell>
          <table:table-cell office:value-type="string" calcext:value-type="string">
            <text:p>AGCUACAUCUGGCUACU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UUUGUUAGAUAGCUGCAUGUGGCU</text:p>
          </table:table-cell>
          <table:table-cell office:value-type="string" calcext:value-type="string">
            <text:p>AGCUACAUCUGGCUACU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CUAAAAGCGUUGGAUGUAGCA</text:p>
          </table:table-cell>
          <table:table-cell office:value-type="string" calcext:value-type="string">
            <text:p>AGCUACAUCUGGCUACU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AGUUUUUACCUUUUAUGUAGCA</text:p>
          </table:table-cell>
          <table:table-cell office:value-type="string" calcext:value-type="string">
            <text:p>AGCUACAUCUGGCUACU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UUUAAAAUCAUUUAUGUAGCU</text:p>
          </table:table-cell>
          <table:table-cell office:value-type="string" calcext:value-type="string">
            <text:p>AGCUACAUCUGGCUACU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CUACCAGAACUAAGCACUUUG</text:p>
          </table:table-cell>
          <table:table-cell office:value-type="string" calcext:value-type="string">
            <text:p>CAAAGUGCUUACAGUGCAGGU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UACCUGCAAUAUAAGCAAGAGG</text:p>
          </table:table-cell>
          <table:table-cell office:value-type="string" calcext:value-type="string">
            <text:p>CAAAGUGCUUACAGUGCAGGU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AGACUCUGCGCAGAGCACUUUG</text:p>
          </table:table-cell>
          <table:table-cell office:value-type="string" calcext:value-type="string">
            <text:p>CAAAGUGCUUACAGUGCAGGU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ACAUGCAGUAGCACUUUG</text:p>
          </table:table-cell>
          <table:table-cell office:value-type="string" calcext:value-type="string">
            <text:p>CAAAGUGCUUACAGUGCAGGU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UCCAUUUCCAAGCACUUUCAGUCCAAUA</text:p>
          </table:table-cell>
          <table:table-cell office:value-type="string" calcext:value-type="string">
            <text:p>CAAAGUGCUUACAGUGCAGGU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CACUACCAAAUGAGCAUUAG</text:p>
          </table:table-cell>
          <table:table-cell office:value-type="string" calcext:value-type="string">
            <text:p>UUAAUGCUAAUCGUGAUAG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CUAUAAACAGUUUAGCAUUAAG</text:p>
          </table:table-cell>
          <table:table-cell office:value-type="string" calcext:value-type="string">
            <text:p>UUAAUGCUAAUCGUGAUAG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CACUACCAAAUGAGCAUUAG</text:p>
          </table:table-cell>
          <table:table-cell office:value-type="string" calcext:value-type="string">
            <text:p>UUAAUGCUAAUCGUGAUAG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CCAACUAUGAUUAUUAA</text:p>
          </table:table-cell>
          <table:table-cell office:value-type="string" calcext:value-type="string">
            <text:p>UUAAUGCUAAUCGUGAUAG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CCUCAAAGAAAGUGUAUUGG</text:p>
          </table:table-cell>
          <table:table-cell office:value-type="string" calcext:value-type="string">
            <text:p>UUAAUGCUAAUCGUGAUAG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CCCAGACUAGAUGUAGUAUUUU</text:p>
          </table:table-cell>
          <table:table-cell office:value-type="string" calcext:value-type="string">
            <text:p>UUAAUGCUAAUCGUGAUAG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GCAGGAUUUUUAGAGCAUUAAA</text:p>
          </table:table-cell>
          <table:table-cell office:value-type="string" calcext:value-type="string">
            <text:p>UUAAUGCUAAUCGUGAUAG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GAGAUGCCUGGUGAGCAUUAC</text:p>
          </table:table-cell>
          <table:table-cell office:value-type="string" calcext:value-type="string">
            <text:p>UUAAUGCUAAUCGUGAUAG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CUUCCAAAGCAGAGAGCAUUAU</text:p>
          </table:table-cell>
          <table:table-cell office:value-type="string" calcext:value-type="string">
            <text:p>UUAAUGCUAAUCGUGAUAGGG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CAGUGGUCUCACAUGGUGCUA</text:p>
          </table:table-cell>
          <table:table-cell office:value-type="string" calcext:value-type="string">
            <text:p>UAGCACCAUUUGAAAUCAGU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GCUAGUCUAACCAUGGUGCUA</text:p>
          </table:table-cell>
          <table:table-cell office:value-type="string" calcext:value-type="string">
            <text:p>UAGCACCAUUUGAAAUCAGU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CCUCUGGAGCUUUGAAGCCAAGGUGCUA</text:p>
          </table:table-cell>
          <table:table-cell office:value-type="string" calcext:value-type="string">
            <text:p>UAGCACCAUUUGAAAUCAGU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AACCCGACUUCAUAAUGGUGCUU</text:p>
          </table:table-cell>
          <table:table-cell office:value-type="string" calcext:value-type="string">
            <text:p>UAGCACCAUUUGAAAUCAGU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UACUCUUCUUACUGGUGCUA</text:p>
          </table:table-cell>
          <table:table-cell office:value-type="string" calcext:value-type="string">
            <text:p>UAGCACCAUUUGAAAUCAGU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CAUGUUCCCCAUCUGGUGCUC</text:p>
          </table:table-cell>
          <table:table-cell office:value-type="string" calcext:value-type="string">
            <text:p>UAGCACCAUUUGAAAUCAGU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GAAAUACGAGGGGUGGUGCUA</text:p>
          </table:table-cell>
          <table:table-cell office:value-type="string" calcext:value-type="string">
            <text:p>UAGCACCAUUUGAAAUCAGU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AGGCCUUUAACCAUGGUGCUU</text:p>
          </table:table-cell>
          <table:table-cell office:value-type="string" calcext:value-type="string">
            <text:p>UAGCACCAUUUGAAAUCAGU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CCCGACUUCAUAAUGGUGCUU</text:p>
          </table:table-cell>
          <table:table-cell office:value-type="string" calcext:value-type="string">
            <text:p>UAGCACCAUUUGAAAUCAGU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ACAAUUUGCCUCAAAUCCAUUCCAAGUUG</text:p>
          </table:table-cell>
          <table:table-cell office:value-type="string" calcext:value-type="string">
            <text:p>UAGCACCAUUUGAAAUCAGU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CAAAUAAACACUGUGUAAGCU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UAAUAUUUGCAUGAUAAGCUA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UGGAAUAUUCUAAUAAGCUA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UGGAAUAUUCUAAUAAGCUA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UAUUCUAAUAAGCUA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UGGAAUAUUCUAAUAAGCUA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AAAGUUGGUUGGAUAAGCUA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UCUCACAGUUUGAAAUAAGCUA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UUUCACAGUUUGAAAUAAGCUA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UGACUUCAAGAUAAUAAGCUGCU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GAAUAUUCUAAUAAGCUACCUU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UGGAAUAUUCUAAUAAGCUA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CAACAACAAGAGAUUGAAAUAAGCUAU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GCTTGGCTGCCTGACATAAGCTAA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AAAUAAGCUUUCUUGUAAGCUC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UACAUUUUUAUUGGUAAGCUU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GGACAGGAGAAACAUAAGCUA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AUUUUGCUUUUGUAUAAGCUG</text:p>
          </table:table-cell>
          <table:table-cell office:value-type="string" calcext:value-type="string">
            <text:p>UAGCUUAUCAGACUGAUGUUG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GUUAAAAGAAGUCAUCUCAA</text:p>
          </table:table-cell>
          <table:table-cell office:value-type="string" calcext:value-type="string">
            <text:p>UGAGAUGAAGCACUGUAGCU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GUUACAGUUUGCACAAGUUCAUCUCAU</text:p>
          </table:table-cell>
          <table:table-cell office:value-type="string" calcext:value-type="string">
            <text:p>UGAGAUGAAGCACUGUAGCU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ACAUGCAGUAGCACUUUG</text:p>
          </table:table-cell>
          <table:table-cell office:value-type="string" calcext:value-type="string">
            <text:p>UAAAGUGCUUAUAGUGCAGGU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UCCAUUUCCAAGCACUUUCAGUCCAAUA</text:p>
          </table:table-cell>
          <table:table-cell office:value-type="string" calcext:value-type="string">
            <text:p>UAAAGUGCUUAUAGUGCAGGUA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ACUGCAGGCCUGGUACUCAGAUUUUGC</text:p>
          </table:table-cell>
          <table:table-cell office:value-type="string" calcext:value-type="string">
            <text:p>AAAGUGCUGCGACAUUUGAGC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GUUUUCAGGAUAUAACAGCACUUC</text:p>
          </table:table-cell>
          <table:table-cell office:value-type="string" calcext:value-type="string">
            <text:p>AAAGUGCUGCGACAUUUGAGC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UUCCGAGUUUGCCCGCACGGGCACUUU</text:p>
          </table:table-cell>
          <table:table-cell office:value-type="string" calcext:value-type="string">
            <text:p>AAAGUGCUGCGACAUUUGAGC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GAAGCGGGUGUUGGCUGUUUCCAAAGAGAGCACUUA</text:p>
          </table:table-cell>
          <table:table-cell office:value-type="string" calcext:value-type="string">
            <text:p>AAAGUGCUGCGACAUUUGAGC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ACCAAAAUGUUGAUGAAAAAUGGGCACUUAA</text:p>
          </table:table-cell>
          <table:table-cell office:value-type="string" calcext:value-type="string">
            <text:p>AAAGUGCUGCGACAUUUGAGCG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AAGGUGACGCAGCUGGACCAG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CCCAAUACCCCAUGGACCAU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AGGCACAGGCAGGGCAGGACCAG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AGCUGCAGAGGAGGCUGGACCAG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GAAGAGCUGCAGGUGGACCAG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GAGCUGGCGCAGCAGGACCAC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GAACAUCUUCAAUGGGACCAG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UGUUUCCUGGAGGGACCCC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CAGUGGAGGAAGAGGGACAGA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AUGCACCGCCAGGGGACACA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UGGUGCAUGCUGGGGACCUG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ACGGAGCAGCCAGGGGAGGUG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UUCACCUUCUGGGGGGACAGU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CUGACCGUGGAAGGGGAGAGG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CCCCCAGCCCUUGGGACCAU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GGGGCCGUCAUCCAGACCAA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AGUUUUUUGAAAAUGGGCUCAACCAGAA</text:p>
          </table:table-cell>
          <table:table-cell office:value-type="string" calcext:value-type="string">
            <text:p>UUUGGUCCCCUUCAACCAGCUG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CUGCAAACAAAGACUGAAAG</text:p>
          </table:table-cell>
          <table:table-cell office:value-type="string" calcext:value-type="string">
            <text:p>CUUUCAGUCGGAUGUUUGCAGC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ACAAGAGAUUCUCCUG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ACAGUGGAAGUUUUUUUUUCCUCU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UAGUGUCAUCUUGCCUC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UGCCCUACAUCUUAUUUU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GUUCAAGCGAUUCUCGUGCCUCG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GCUGGUCCGAACUCCUG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AUUCACCCACCUUGG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GGUGUUAAGACUUGACACAGUACCUCG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UGCUUAUGAGGGGAUAUUUAGGCCUC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UUCUCAGAAUAACUACCU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GCUGUCUGACCAGAGAAUGCACCUC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AGCACAAACACACCUC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GCUGUGAUCAGUGAUUUUCAA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UUGCCUUCAAUCCCCUUCUCACCCCACCUC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CUAAAUACUUACUGAGGUCCUC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UUUUCCUGAGGCUUAUC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AUUGCUGAAAAGAAUUCUAGUUU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ACAGGAACUAUUGGCCUC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AACAUUGCUUAAGUCCU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AAGUGAUAAUUUCUAUCU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UGCAUUACACCU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GUUAAAAAAAAAUUGUCU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CAACGUUCGAUUUCU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GACCUGAAUACCACUU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CCCACUACUCAAUACUACCUC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CCCUCCAAGUCUGU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GACUUGCAAAGACCUACCUC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AUCAAAACACACUACUACCUC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CUUAAGUCCCAGUAU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GCACUGUAACUAUAAUACCUCU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UGUUCAACAACAGUUACCUCA</text:p>
          </table:table-cell>
          <table:table-cell office:value-type="string" calcext:value-type="string">
            <text:p>UGAGGUAGUAGGUUGUAUAGUU</text:p>
          </table:table-cell>
          <table:table-cell table:number-columns-repeated="255"/>
        </table:table-row>
        <table:table-row table:style-name="ro2" table:number-rows-repeated="60">
          <table:table-cell table:number-columns-repeated="257"/>
        </table:table-row>
        <table:table-row table:style-name="ro1" table:number-rows-repeated="104830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ethal</meta:initial-creator>
    <meta:creation-date>2015-06-25T01:19:34</meta:creation-date>
    <dc:date>2016-02-26T20:23:06.011617721</dc:date>
    <meta:editing-duration>PT2M18S</meta:editing-duration>
    <meta:editing-cycles>1</meta:editing-cycles>
    <meta:document-statistic meta:table-count="3" meta:cell-count="505" meta:object-count="0"/>
    <meta:generator>LibreOffice/5.1.0.3$Linux_X86_64 LibreOffice_project/10m0$Build-3</meta:generator>
  </office:meta>
</office:document-meta>
</file>